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1"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" style:family="text">
      <style:text-properties fo:color="#000000" style:font-name="Segoe UI Semibold1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6" style:family="text">
      <style:text-properties fo:color="#000000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7" style:family="text">
      <style:text-properties fo:color="#000000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1.778cm" svg:y="1.016cm">
          <draw:text-box>
            <text:p text:style-name="P1"><text:span text:style-name="T1">Holy Gospel</text:span></text:p>
            <text:p text:style-name="P1"><text:span text:style-name="T2">John 14:1–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13cm" svg:height="3.257cm" svg:x="1.778cm" svg:y="1.016cm">
          <draw:text-box>
            <text:p text:style-name="P4"><text:span text:style-name="T3">1</text:span><text:span text:style-name="T4">[Jesus said:] “Let not your hearts be troubled. Believe in God; believe also in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13cm" svg:height="4.76cm" svg:x="1.778cm" svg:y="1.016cm">
          <draw:text-box>
            <text:p text:style-name="P4"><text:span text:style-name="T3">2</text:span><text:span text:style-name="T4">In my Father’s house are many rooms. If it were not so, would I have told you that I go to prepare a place for you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2" draw:layer="layout" svg:width="24.13cm" svg:height="6.263cm" svg:x="1.778cm" svg:y="1.016cm">
          <draw:text-box>
            <text:p text:style-name="P4"><text:span text:style-name="T5">3</text:span><text:span text:style-name="T6">And if I go and prepare a place for you, I will come again and will take you to myself, that where I am you may be also. </text:span><text:span text:style-name="T5">4</text:span><text:span text:style-name="T6">And you know the way to where I am going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13cm" svg:height="4.76cm" svg:x="1.778cm" svg:y="1.016cm">
          <draw:text-box>
            <text:p text:style-name="P4"><text:span text:style-name="T3">5</text:span><text:span text:style-name="T4">Thomas said to him, “Lord, we do not know where you are going. How can we know the way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13cm" svg:height="4.76cm" svg:x="1.778cm" svg:y="1.016cm">
          <draw:text-box>
            <text:p text:style-name="P4"><text:span text:style-name="T5">6</text:span><text:span text:style-name="T6">Jesus said to him, “I am the way, and the truth, and the life. No one comes to the Father except throug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13cm" svg:height="4.76cm" svg:x="1.778cm" svg:y="1.016cm">
          <draw:text-box>
            <text:p text:style-name="P4"><text:span text:style-name="T5">7</text:span><text:span text:style-name="T6">If you had known me, you would have known my Father also. From now on you do know him and have seen him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5" draw:text-style-name="P2" draw:layer="layout" svg:width="24.13cm" svg:height="6.263cm" svg:x="1.778cm" svg:y="1.016cm">
          <draw:text-box>
            <text:p text:style-name="P6"><text:span text:style-name="T5">8</text:span><text:span text:style-name="T6">Philip said to him, “Lord, show us the Father, and it is enough for us.” </text:span></text:p>
            <text:p text:style-name="P6"><text:span text:style-name="T5">9</text:span><text:span text:style-name="T6">Jesus said to him, “Have I been with you so long, and you still do not know me, Philip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5" draw:text-style-name="P2" draw:layer="layout" svg:width="24.13cm" svg:height="6.263cm" svg:x="1.778cm" svg:y="1.016cm">
          <draw:text-box>
            <text:p text:style-name="P6"><text:span text:style-name="T6">Whoever has seen me has seen the Father. How can you say, ‘Show us the Father’? </text:span><text:span text:style-name="T5">10</text:span><text:span text:style-name="T6">Do you not believe that I am in the Father and the Father is in m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13cm" svg:height="4.76cm" svg:x="1.778cm" svg:y="1.016cm">
          <draw:text-box>
            <text:p text:style-name="P6"><text:span text:style-name="T6">The words that I say to you I do not speak on my own authority, but the Father who dwells in me does his work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13cm" svg:height="4.76cm" svg:x="1.778cm" svg:y="1.016cm">
          <draw:text-box>
            <text:p text:style-name="P6"><text:span text:style-name="T5">11</text:span><text:span text:style-name="T6">Believe me that I am in the Father and the Father is in me, or else believe on account of the works themselv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030_25_20Wt._25_20Intro" presentation:presentation-page-layout-name="AL1T0">
        <office:forms form:automatic-focus="false" form:apply-design-mode="false"/>
        <draw:frame draw:style-name="gr5" draw:text-style-name="P7" draw:layer="layout" svg:width="24.13cm" svg:height="6.263cm" svg:x="1.778cm" svg:y="1.016cm">
          <draw:text-box>
            <text:p text:style-name="P4"><text:span text:style-name="T3">12</text:span><text:span text:style-name="T4">“Truly, truly, I say to you, whoever believes in me will also do the works that I do; and greater works than these will he do, because I am going to the Fa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030_25_20Wt._25_20Intro" presentation:presentation-page-layout-name="AL1T0">
        <office:forms form:automatic-focus="false" form:apply-design-mode="false"/>
        <draw:frame draw:style-name="gr5" draw:text-style-name="P8" draw:layer="layout" svg:width="24.384cm" svg:height="6.263cm" svg:x="1.778cm" svg:y="1.016cm">
          <draw:text-box>
            <text:p text:style-name="P4"><text:span text:style-name="T3">13</text:span><text:span text:style-name="T4">Whatever you ask in my name, this I will do, that the Father may be glorified in the Son. </text:span><text:span text:style-name="T3">14</text:span><text:span text:style-name="T4">If you ask me anything in my name, I will do it.</text:span></text:p>
            <text:p text:style-name="P4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3:04:18.269000000</meta:creation-date>
    <dc:title>1030 Wt. Intro</dc:title>
    <meta:editing-duration>PT8M53S</meta:editing-duration>
    <meta:editing-cycles>5</meta:editing-cycles>
    <meta:generator>LibreOffice/5.3.2.2$Windows_X86_64 LibreOffice_project/6cd4f1ef626f15116896b1d8e1398b56da0d0ee1</meta:generator>
    <dc:date>2017-05-12T08:51:07.327000000</dc:date>
    <meta:document-statistic meta:object-count="71"/>
  </office:meta>
</office:document-meta>
</file>